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24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8576" calcext:value-type="float">
            <text:p>160.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24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5256" calcext:value-type="float">
            <text:p>161.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24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16072" calcext:value-type="float">
            <text:p>158.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23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2208" calcext:value-type="float">
            <text:p>161.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2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5256" calcext:value-type="float">
            <text:p>161.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23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5256" calcext:value-type="float">
            <text:p>161.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23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0936" calcext:value-type="float">
            <text:p>158.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23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916" calcext:value-type="float">
            <text:p>161.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22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5152" calcext:value-type="float">
            <text:p>160.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22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1248" calcext:value-type="float">
            <text:p>160.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22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392" calcext:value-type="float">
            <text:p>161.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22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5632" calcext:value-type="float">
            <text:p>161.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22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9328" calcext:value-type="float">
            <text:p>159.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22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6112" calcext:value-type="float">
            <text:p>161.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2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1248" calcext:value-type="float">
            <text:p>160.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21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5152" calcext:value-type="float">
            <text:p>160.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2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2584" calcext:value-type="float">
            <text:p>161.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20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4296" calcext:value-type="float">
            <text:p>160.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19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0392" calcext:value-type="float">
            <text:p>160.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18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4192" calcext:value-type="float">
            <text:p>160.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17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6008" calcext:value-type="float">
            <text:p>160.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1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9912" calcext:value-type="float">
            <text:p>160.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15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9912" calcext:value-type="float">
            <text:p>160.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14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6864" calcext:value-type="float">
            <text:p>160.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13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0768" calcext:value-type="float">
            <text:p>160.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12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8576" calcext:value-type="float">
            <text:p>160.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1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248" calcext:value-type="float">
            <text:p>160.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1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8576" calcext:value-type="float">
            <text:p>160.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09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248" calcext:value-type="float">
            <text:p>160.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08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9912" calcext:value-type="float">
            <text:p>160.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07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9056" calcext:value-type="float">
            <text:p>160.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0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9056" calcext:value-type="float">
            <text:p>160.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06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7344" calcext:value-type="float">
            <text:p>160.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05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0392" calcext:value-type="float">
            <text:p>160.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04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5152" calcext:value-type="float">
            <text:p>160.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03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0392" calcext:value-type="float">
            <text:p>160.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02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4296" calcext:value-type="float">
            <text:p>160.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01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344" calcext:value-type="float">
            <text:p>160.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200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2584" calcext:value-type="float">
            <text:p>161.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1999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1352" calcext:value-type="float">
            <text:p>161.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1998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6968" calcext:value-type="float">
            <text:p>161.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1997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916" calcext:value-type="float">
            <text:p>161.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1996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6592" calcext:value-type="float">
            <text:p>161.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1995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7448" calcext:value-type="float">
            <text:p>161.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1994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6592" calcext:value-type="float">
            <text:p>161.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1992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6216" calcext:value-type="float">
            <text:p>162.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1991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3168" calcext:value-type="float">
            <text:p>162.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1990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3168" calcext:value-type="float">
            <text:p>162.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01114082801</text:p>
          </table:table-cell>
          <table:table-cell office:value-type="string" calcext:value-type="string">
            <text:p>199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8408" calcext:value-type="float">
            <text:p>162.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